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6.00pt" fo:font-weight="normal"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5.00pt" fo:font-weight="normal" fo:font-family="Arial" style:font-family-asian="Arial" style:font-family-complex="Arial" fo:background-color="transparent" fo:color="#666666"/>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6"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7" style:family="text">
      <style:text-properties fo:font-size="11.00pt" fo:font-weight="bold" fo:font-family="Arial" style:font-family-asian="Arial" style:font-family-complex="Arial" fo:background-color="transparent" fo:color="#000000"/>
    </style:style>
    <style:style style:name="T8"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9"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0" style:family="text">
      <style:text-properties fo:font-size="11.00pt" fo:font-weight="bold" fo:font-family="Arial" style:font-family-asian="Arial" style:font-family-complex="Arial" fo:background-color="transparent" fo:color="#000000"/>
    </style:style>
    <style:style style:name="T1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3" style:family="text">
      <style:text-properties fo:font-size="11.00pt" fo:font-weight="normal" fo:font-family="Arial" style:font-family-asian="Arial" style:font-family-complex="Arial" fo:background-color="transparent" fo:color="#000000"/>
    </style:style>
    <style:style style:name="T1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6" style:family="text">
      <style:text-properties fo:font-size="11.00pt" fo:font-weight="normal" fo:font-family="Arial" style:font-family-asian="Arial" style:font-family-complex="Arial" fo:background-color="transparent" fo:color="#000000"/>
    </style:style>
    <style:style style:name="T17"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8"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9" style:family="text">
      <style:text-properties fo:font-size="11.00pt" fo:font-weight="bold" fo:font-family="Arial" style:font-family-asian="Arial" style:font-family-complex="Arial" fo:background-color="transparent" fo:color="#000000"/>
    </style:style>
    <style:style style:name="T20"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21"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22"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23"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24"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25"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26"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27"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28"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29"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30"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31"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32"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ff"/>
    </style:style>
    <style:style style:name="T33"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4"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5"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6"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7"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8"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9" style:family="text">
      <style:text-properties fo:font-size="11.00pt" fo:font-weight="bold" fo:font-family="Arial" style:font-family-asian="Arial" style:font-family-complex="Arial" fo:background-color="transparent" fo:color="#000000"/>
    </style:style>
    <style:style style:name="T4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42" style:family="text">
      <style:text-properties fo:font-size="11.00pt" fo:font-weight="normal" fo:font-family="Arial" style:font-family-asian="Arial" style:font-family-complex="Arial" fo:background-color="transparent" style:use-window-font-color="true"/>
    </style:style>
    <style:style style:name="T43"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44"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45" style:family="text">
      <style:text-properties fo:font-size="11.00pt" fo:font-weight="bold" fo:font-family="Arial" style:font-family-asian="Arial" style:font-family-complex="Arial" fo:background-color="transparent" fo:color="#000000"/>
    </style:style>
    <style:style style:name="T4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47"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48" style:family="text">
      <style:text-properties fo:font-size="11.00pt" fo:font-weight="normal" fo:font-family="Arial" style:font-family-asian="Arial" style:font-family-complex="Arial" fo:background-color="transparent" fo:color="#000000"/>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20.00pt" fo:font-weight="normal" fo:font-family="Arial" style:font-family-asian="Arial" style:font-family-complex="Arial" fo:background-color="transparent" style:use-window-font-color="true"/>
    </style:style>
    <style:style style:name="T51" style:family="text">
      <style:text-properties fo:font-size="16.00pt" fo:font-weight="normal" fo:font-family="Arial" style:font-family-asian="Arial" style:font-family-complex="Arial"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6.00pt" fo:font-weight="normal" fo:font-family="Arial" style:font-family-asian="Arial" style:font-family-complex="Arial"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20.00pt" fo:font-weight="normal" fo:font-family="Arial" style:font-family-asian="Arial" style:font-family-complex="Arial" fo:background-color="transparent" style:use-window-font-color="true"/>
    </style:style>
    <style:style style:name="T56" style:family="text">
      <style:text-properties fo:font-size="16.00pt" fo:font-weight="normal" fo:font-family="Arial" style:font-family-asian="Arial" style:font-family-complex="Arial" fo:background-color="transparent" style:use-window-font-color="true"/>
    </style:style>
    <style:style style:name="T57" style:family="text">
      <style:text-properties fo:font-size="11.00pt" fo:font-weight="normal" fo:font-family="Arial" style:font-family-asian="Arial" style:font-family-complex="Arial" fo:background-color="transparent" style:use-window-font-color="true"/>
    </style:style>
    <style:style style:name="T58" style:family="text">
      <style:text-properties fo:font-size="11.00pt" fo:font-weight="normal" fo:font-family="Arial" style:font-family-asian="Arial" style:font-family-complex="Arial" fo:background-color="#ff0000" style:use-window-font-color="true" fo:font-style="italic"/>
    </style:style>
    <style:style style:name="T59" style:family="text">
      <style:text-properties fo:font-size="11.00pt" fo:font-weight="normal" fo:font-family="Arial" style:font-family-asian="Arial" style:font-family-complex="Arial" fo:background-color="#ff0000" style:use-window-font-color="true"/>
    </style:style>
    <style:style style:name="T60" style:family="text">
      <style:text-properties fo:font-size="11.00pt" fo:font-weight="normal" fo:font-family="Arial" style:font-family-asian="Arial" style:font-family-complex="Arial" fo:background-color="transparent" style:use-window-font-color="true"/>
    </style:style>
    <style:style style:name="T61" style:family="text">
      <style:text-properties fo:font-size="11.00pt" fo:font-weight="normal" fo:font-family="Arial" style:font-family-asian="Arial" style:font-family-complex="Arial" fo:background-color="#ff0000" style:use-window-font-color="true" fo:font-style="italic"/>
    </style:style>
    <style:style style:name="T62" style:family="text">
      <style:text-properties fo:font-size="11.00pt" fo:font-weight="normal" fo:font-family="Arial" style:font-family-asian="Arial" style:font-family-complex="Arial" fo:background-color="#ff0000" style:use-window-font-color="true"/>
    </style:style>
    <style:style style:name="T63" style:family="text">
      <style:text-properties fo:font-size="11.00pt" fo:font-weight="normal" fo:font-family="Arial" style:font-family-asian="Arial" style:font-family-complex="Arial" fo:background-color="transparent" style:use-window-font-color="true"/>
    </style:style>
    <style:style style:name="T64" style:family="text">
      <style:text-properties fo:font-size="11.00pt" fo:font-weight="normal" fo:font-family="Arial" style:font-family-asian="Arial" style:font-family-complex="Arial" fo:background-color="#ffff00" style:use-window-font-color="true"/>
    </style:style>
    <style:style style:name="T65" style:family="text">
      <style:text-properties fo:font-size="11.00pt" fo:font-weight="normal" fo:font-family="Arial" style:font-family-asian="Arial" style:font-family-complex="Arial" fo:background-color="transparent" style:use-window-font-color="true"/>
    </style:style>
    <style:style style:name="T66" style:family="text">
      <style:text-properties fo:font-size="11.00pt" fo:font-weight="normal" fo:font-family="Arial" style:font-family-asian="Arial" style:font-family-complex="Arial" fo:background-color="#ffff00" style:use-window-font-color="true" fo:font-style="italic"/>
    </style:style>
    <style:style style:name="T67" style:family="text">
      <style:text-properties fo:font-size="11.00pt" fo:font-weight="normal" fo:font-family="Arial" style:font-family-asian="Arial" style:font-family-complex="Arial" fo:background-color="#ffff00" style:use-window-font-color="true"/>
    </style:style>
    <style:style style:name="T68" style:family="text">
      <style:text-properties fo:font-size="11.00pt" fo:font-weight="normal" fo:font-family="Arial" style:font-family-asian="Arial" style:font-family-complex="Arial" fo:background-color="transparent" style:use-window-font-color="true"/>
    </style:style>
    <style:style style:name="T69" style:family="text">
      <style:text-properties fo:font-size="11.00pt" fo:font-weight="normal" fo:font-family="Arial" style:font-family-asian="Arial" style:font-family-complex="Arial" fo:background-color="#ffff00" style:use-window-font-color="true" fo:font-style="italic"/>
    </style:style>
    <style:style style:name="T70" style:family="text">
      <style:text-properties fo:font-size="11.00pt" fo:font-weight="normal" fo:font-family="Arial" style:font-family-asian="Arial" style:font-family-complex="Arial" fo:background-color="#ffff00" style:use-window-font-color="true"/>
    </style:style>
    <style:style style:name="T71" style:family="text">
      <style:text-properties fo:font-size="16.00pt" fo:font-weight="normal" fo:font-family="Arial" style:font-family-asian="Arial" style:font-family-complex="Arial" fo:background-color="transparent" style:use-window-font-color="true"/>
    </style:style>
    <style:style style:name="T72" style:family="text">
      <style:text-properties fo:font-size="11.00pt" fo:font-weight="normal" fo:font-family="Arial" style:font-family-asian="Arial" style:font-family-complex="Arial"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Arial" style:font-family-asian="Arial" style:font-family-complex="Arial" fo:background-color="#ffff00"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20.00pt" fo:font-weight="normal" fo:font-family="Arial" style:font-family-asian="Arial" style:font-family-complex="Arial" fo:background-color="transparent" style:use-window-font-color="true"/>
    </style:style>
    <style:style style:name="T77" style:family="text">
      <style:text-properties fo:font-size="16.00pt" fo:font-weight="normal" fo:font-family="Arial" style:font-family-asian="Arial" style:font-family-complex="Arial"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6.00pt" fo:font-weight="normal" fo:font-family="Arial" style:font-family-asian="Arial" style:font-family-complex="Aria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6.00pt" fo:font-weight="normal" fo:font-family="Arial" style:font-family-asian="Arial" style:font-family-complex="Arial" fo:background-color="transparent" style:use-window-font-color="true"/>
    </style:style>
    <style:style style:name="T82" style:family="text">
      <style:text-properties fo:font-size="11.00pt" fo:font-weight="normal" fo:font-family="Arial" style:font-family-asian="Arial" style:font-family-complex="Arial" fo:background-color="transparent" style:use-window-font-color="true"/>
    </style:style>
    <style:style style:name="T83" style:family="text">
      <style:text-properties fo:font-size="11.00pt" fo:font-weight="normal" fo:font-family="Arial" style:font-family-asian="Arial" style:font-family-complex="Arial" fo:background-color="#ff0000" style:use-window-font-color="true"/>
    </style:style>
    <style:style style:name="T84" style:family="text">
      <style:text-properties fo:font-size="11.00pt" fo:font-weight="normal" fo:font-family="Arial" style:font-family-asian="Arial" style:font-family-complex="Arial" fo:background-color="transparent" style:use-window-font-color="true"/>
    </style:style>
    <style:style style:name="T85" style:family="text">
      <style:text-properties fo:font-size="11.00pt" fo:font-weight="normal" fo:font-family="Arial" style:font-family-asian="Arial" style:font-family-complex="Arial" fo:background-color="#ffff00" style:use-window-font-color="true"/>
    </style:style>
    <style:style style:name="T86" style:family="text">
      <style:text-properties fo:font-size="16.00pt" fo:font-weight="normal" fo:font-family="Arial" style:font-family-asian="Arial" style:font-family-complex="Arial" fo:background-color="transparent" style:use-window-font-color="true"/>
    </style:style>
    <style:style style:name="T87" style:family="text">
      <style:text-properties fo:font-size="11.00pt" fo:font-weight="normal" fo:font-family="Arial" style:font-family-asian="Arial" style:font-family-complex="Arial" fo:background-color="#ff0000" style:use-window-font-color="true"/>
    </style:style>
    <style:style style:name="T88" style:family="text">
      <style:text-properties fo:font-size="11.00pt" fo:font-weight="normal" fo:font-family="Arial" style:font-family-asian="Arial" style:font-family-complex="Arial" fo:background-color="transparent" style:use-window-font-color="true"/>
    </style:style>
    <style:style style:name="T89" style:family="text">
      <style:text-properties fo:font-size="11.00pt" fo:font-weight="normal" fo:font-family="Arial" style:font-family-asian="Arial" style:font-family-complex="Arial" fo:background-color="#ffff00" style:use-window-font-color="true"/>
    </style:style>
    <style:style style:name="T90" style:family="text">
      <style:text-properties fo:font-size="16.00pt" fo:font-weight="normal" fo:font-family="Arial" style:font-family-asian="Arial" style:font-family-complex="Arial" fo:background-color="transparent" style:use-window-font-color="true"/>
    </style:style>
    <style:style style:name="T91" style:family="text">
      <style:text-properties fo:font-size="11.00pt" fo:font-weight="normal" fo:font-family="Arial" style:font-family-asian="Arial" style:font-family-complex="Arial" fo:background-color="transparent" style:use-window-font-color="true"/>
    </style:style>
    <style:style style:name="T92" style:family="text">
      <style:text-properties fo:font-size="11.00pt" fo:font-weight="normal" fo:font-family="Arial" style:font-family-asian="Arial" style:font-family-complex="Arial" fo:background-color="#ff0000" style:use-window-font-color="true"/>
    </style:style>
    <style:style style:name="T93" style:family="text">
      <style:text-properties fo:font-size="11.00pt" fo:font-weight="normal" fo:font-family="Arial" style:font-family-asian="Arial" style:font-family-complex="Arial" fo:background-color="transparent" style:use-window-font-color="true"/>
    </style:style>
    <style:style style:name="T94" style:family="text">
      <style:text-properties fo:font-size="11.00pt" fo:font-weight="normal" fo:font-family="Arial" style:font-family-asian="Arial" style:font-family-complex="Arial" fo:background-color="#ffff00" style:use-window-font-color="true"/>
    </style:style>
    <style:style style:name="T95" style:family="text">
      <style:text-properties fo:font-size="16.00pt" fo:font-weight="normal" fo:font-family="Arial" style:font-family-asian="Arial" style:font-family-complex="Arial" fo:background-color="transparent" style:use-window-font-color="true"/>
    </style:style>
    <style:style style:name="T96" style:family="text">
      <style:text-properties fo:font-size="11.00pt" fo:font-weight="normal" fo:font-family="Arial" style:font-family-asian="Arial" style:font-family-complex="Arial" fo:background-color="transparent" style:use-window-font-color="true"/>
    </style:style>
    <style:style style:name="T97" style:family="text">
      <style:text-properties fo:font-size="11.00pt" fo:font-weight="normal" fo:font-family="Arial" style:font-family-asian="Arial" style:font-family-complex="Arial" fo:background-color="#ff0000" style:use-window-font-color="true"/>
    </style:style>
    <style:style style:name="T98" style:family="text">
      <style:text-properties fo:font-size="11.00pt" fo:font-weight="normal" fo:font-family="Arial" style:font-family-asian="Arial" style:font-family-complex="Arial"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normal" fo:font-family="Arial" style:font-family-asian="Arial" style:font-family-complex="Arial" fo:background-color="transparent" style:use-window-font-color="true"/>
    </style:style>
    <style:style style:name="T101" style:family="text">
      <style:text-properties fo:font-size="11.00pt" fo:font-weight="normal" fo:font-family="Arial" style:font-family-asian="Arial" style:font-family-complex="Arial" fo:background-color="#ffff00"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20.00pt" fo:font-weight="normal" fo:font-family="Arial" style:font-family-asian="Arial" style:font-family-complex="Arial" fo:background-color="transparent" style:use-window-font-color="true"/>
    </style:style>
    <style:style style:name="T104" style:family="text">
      <style:text-properties fo:font-size="16.00pt" fo:font-weight="normal" fo:font-family="Arial" style:font-family-asian="Arial" style:font-family-complex="Arial" fo:background-color="transparent" style:use-window-font-color="true"/>
    </style:style>
    <style:style style:name="T105" style:family="text">
      <style:text-properties fo:font-size="11.00pt" fo:font-weight="normal" fo:font-family="Arial" style:font-family-asian="Arial" style:font-family-complex="Arial" fo:background-color="transparent" style:use-window-font-color="true"/>
    </style:style>
    <style:style style:name="T106" style:family="text">
      <style:text-properties fo:font-size="16.00pt" fo:font-weight="normal" fo:font-family="Arial" style:font-family-asian="Arial" style:font-family-complex="Arial" fo:background-color="transparent" style:use-window-font-color="true"/>
    </style:style>
    <style:style style:name="T107" style:family="text">
      <style:text-properties fo:font-size="11.00pt" fo:font-weight="normal" fo:font-family="Arial" style:font-family-asian="Arial" style:font-family-complex="Arial"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20.00pt" fo:font-weight="normal" fo:font-family="Arial" style:font-family-asian="Arial" style:font-family-complex="Arial" fo:background-color="transparent" style:use-window-font-color="true"/>
    </style:style>
    <style:style style:name="T110" style:family="text">
      <style:text-properties fo:font-size="11.00pt" fo:font-weight="normal" fo:font-family="Arial" style:font-family-asian="Arial" style:font-family-complex="Arial"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0.00pt" fo:font-weight="normal" fo:font-family="Arial" style:font-family-asian="Arial" style:font-family-complex="Arial"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0.00pt" fo:font-weight="normal" fo:font-family="Arial" style:font-family-asian="Arial" style:font-family-complex="Arial"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0.00pt" fo:font-weight="normal" fo:font-family="Arial" style:font-family-asian="Arial" style:font-family-complex="Arial" fo:background-color="transparent" style:use-window-font-color="true"/>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0.00pt" fo:font-weight="normal" fo:font-family="Arial" style:font-family-asian="Arial" style:font-family-complex="Arial"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0.00pt" fo:font-weight="normal" fo:font-family="Arial" style:font-family-asian="Arial" style:font-family-complex="Arial"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0.00pt" fo:font-weight="normal" fo:font-family="Arial" style:font-family-asian="Arial" style:font-family-complex="Arial"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0.00pt" fo:font-weight="normal" fo:font-family="Arial" style:font-family-asian="Arial" style:font-family-complex="Arial"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0.00pt" fo:font-weight="normal" fo:font-family="Arial" style:font-family-asian="Arial" style:font-family-complex="Arial"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0.00pt" fo:font-weight="normal" fo:font-family="Arial" style:font-family-asian="Arial" style:font-family-complex="Arial"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0.00pt" fo:font-weight="normal" fo:font-family="Arial" style:font-family-asian="Arial" style:font-family-complex="Arial"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20.00pt" fo:font-weight="normal" fo:font-family="Arial" style:font-family-asian="Arial" style:font-family-complex="Arial" fo:background-color="transparent" style:use-window-font-color="true"/>
    </style:style>
    <style:style style:name="T149" style:family="text">
      <style:text-properties fo:font-size="16.00pt" fo:font-weight="normal" fo:font-family="Arial" style:font-family-asian="Arial" style:font-family-complex="Arial" fo:background-color="transparent" style:use-window-font-color="true"/>
    </style:style>
    <style:style style:name="T15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3.00pt"/>
    </style:style>
    <style:style style:name="P2" style:family="paragraph">
      <style:paragraph-properties fo:line-height="115.00%" fo:text-align="left"/>
    </style:style>
    <style:style style:name="P3" style:family="paragraph">
      <style:paragraph-properties fo:line-height="100.00%" fo:text-align="center" fo:margin-bottom="16.00pt"/>
    </style:style>
    <style:style style:name="P4" style:family="paragraph">
      <style:paragraph-properties fo:line-height="115.00%" fo:text-align="center"/>
    </style:style>
    <style:style style:name="P5" style:family="paragraph">
      <style:paragraph-properties fo:line-height="115.00%" fo:text-align="left"/>
    </style:style>
    <style:style style:name="P6" style:family="paragraph">
      <style:paragraph-properties fo:line-height="100.00%" fo:text-align="left" fo:margin-top="4.00pt">
        <style:tab-stops>
          <style:tab-stop style:position="451.25pt" style:type="right"/>
        </style:tab-stops>
      </style:paragraph-properties>
    </style:style>
    <style:style style:name="P7" style:family="paragraph">
      <style:paragraph-properties fo:line-height="100.00%" fo:text-align="left" fo:margin-top="10.00pt">
        <style:tab-stops>
          <style:tab-stop style:position="451.25pt" style:type="right"/>
        </style:tab-stops>
      </style:paragraph-properties>
    </style:style>
    <style:style style:name="P8" style:family="paragraph">
      <style:paragraph-properties fo:line-height="100.00%" fo:text-align="left" fo:margin-left="18.00pt" fo:text-indent="0.00pt" fo:margin-top="3.00pt">
        <style:tab-stops>
          <style:tab-stop style:position="451.25pt" style:type="right"/>
        </style:tab-stops>
      </style:paragraph-properties>
    </style:style>
    <style:style style:name="P9" style:family="paragraph">
      <style:paragraph-properties fo:line-height="100.00%" fo:text-align="left" fo:margin-top="10.00pt">
        <style:tab-stops>
          <style:tab-stop style:position="451.25pt" style:type="right"/>
        </style:tab-stops>
      </style:paragraph-properties>
    </style:style>
    <style:style style:name="P10" style:family="paragraph">
      <style:paragraph-properties fo:line-height="100.00%" fo:text-align="left" fo:margin-left="18.00pt" fo:text-indent="0.00pt" fo:margin-top="3.00pt">
        <style:tab-stops>
          <style:tab-stop style:position="451.25pt" style:type="right"/>
        </style:tab-stops>
      </style:paragraph-properties>
    </style:style>
    <style:style style:name="P11" style:family="paragraph">
      <style:paragraph-properties fo:line-height="100.00%" fo:text-align="left" fo:margin-top="10.00pt">
        <style:tab-stops>
          <style:tab-stop style:position="451.25pt" style:type="right"/>
        </style:tab-stops>
      </style:paragraph-properties>
    </style:style>
    <style:style style:name="P12" style:family="paragraph">
      <style:paragraph-properties fo:line-height="100.00%" fo:text-align="left" fo:margin-left="18.00pt" fo:text-indent="0.00pt" fo:margin-top="3.00pt" fo:margin-bottom="4.00pt">
        <style:tab-stops>
          <style:tab-stop style:position="451.25pt" style:type="right"/>
        </style:tab-stops>
      </style:paragraph-properties>
    </style:style>
    <style:style style:name="P13" style:family="paragraph">
      <style:paragraph-properties fo:line-height="115.00%" fo:text-align="left"/>
    </style:style>
    <style:style style:name="P14" style:family="paragraph">
      <style:paragraph-properties fo:line-height="100.00%" fo:text-align="left" fo:margin-top="20.00pt" fo:margin-bottom="6.00pt"/>
    </style:style>
    <style:style style:name="P15" style:family="paragraph">
      <style:paragraph-properties fo:line-height="100.00%" fo:text-align="left" fo:margin-top="18.00pt" fo:margin-bottom="6.00pt"/>
    </style:style>
    <style:style style:name="P16" style:family="paragraph">
      <style:paragraph-properties fo:line-height="100.00%" fo:text-align="left"/>
    </style:style>
    <style:style style:name="P17" style:family="paragraph">
      <style:paragraph-properties fo:line-height="115.00%" fo:text-align="left"/>
    </style:style>
    <style:style style:name="P18" style:family="paragraph">
      <style:paragraph-properties fo:line-height="100.00%" fo:text-align="left" fo:margin-top="18.00pt" fo:margin-bottom="6.00pt"/>
    </style:style>
    <style:style style:name="P19" style:family="paragraph">
      <style:paragraph-properties fo:line-height="100.00%" fo:text-align="left"/>
    </style:style>
    <style:style style:name="P20" style:family="paragraph">
      <style:paragraph-properties fo:line-height="115.00%" fo:text-align="left"/>
    </style:style>
    <style:style style:name="P21" style:family="paragraph">
      <style:paragraph-properties fo:line-height="100.00%" fo:text-align="left" fo:margin-top="20.00pt" fo:margin-bottom="6.00pt"/>
    </style:style>
    <style:style style:name="P22" style:family="paragraph">
      <style:paragraph-properties fo:line-height="100.00%" fo:text-align="left" fo:margin-top="18.00pt" fo:margin-bottom="6.00pt"/>
    </style:style>
    <style:style style:name="P23" style:family="paragraph">
      <style:paragraph-properties fo:line-height="115.00%" fo:text-align="lef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15.00%" fo:text-align="left"/>
    </style:style>
    <style:style style:name="P25" style:family="paragraph">
      <style:paragraph-properties fo:line-height="115.00%" fo:text-align="left"/>
    </style:style>
    <style:style style:name="P26" style:family="paragraph">
      <style:paragraph-properties fo:line-height="100.00%" fo:text-align="left" fo:margin-top="18.00pt" fo:margin-bottom="6.00pt"/>
    </style:style>
    <style:style style:name="P27" style:family="paragraph">
      <style:paragraph-properties fo:line-height="115.00%" fo:text-align="left"/>
    </style:style>
    <text:list-style style:name="L28">
      <text:list-level-style-bullet text:level="1" text:bullet-char="•">
        <style:list-level-properties text:space-before="18.00pt" text:min-label-width="18.00pt"/>
        <style:text-properties fo:font-family="Symbol"/>
      </text:list-level-style-bullet>
    </text:list-style>
    <style:style style:name="P28" style:family="paragraph">
      <style:paragraph-properties fo:line-height="115.00%" fo:text-align="left"/>
    </style:style>
    <style:style style:name="P29" style:family="paragraph">
      <style:paragraph-properties fo:line-height="115.00%" fo:text-align="left"/>
    </style:style>
    <style:style style:name="P30" style:family="paragraph">
      <style:paragraph-properties fo:line-height="100.00%" fo:text-align="left" fo:margin-top="20.00pt" fo:margin-bottom="6.00pt"/>
    </style:style>
    <style:style style:name="P31" style:family="paragraph">
      <style:paragraph-properties fo:line-height="100.00%" fo:text-align="left" fo:margin-top="18.00pt" fo:margin-bottom="6.00pt"/>
    </style:style>
    <style:style style:name="P32" style:family="paragraph">
      <style:paragraph-properties fo:line-height="100.00%" fo:text-align="left"/>
    </style:style>
    <style:style style:name="P33" style:family="paragraph">
      <style:paragraph-properties fo:line-height="115.00%" fo:text-align="left"/>
    </style:style>
    <style:style style:name="P34" style:family="paragraph">
      <style:paragraph-properties fo:line-height="100.00%" fo:text-align="left" fo:margin-top="18.00pt" fo:margin-bottom="6.00pt"/>
    </style:style>
    <style:style style:name="P35" style:family="paragraph">
      <style:paragraph-properties fo:line-height="115.00%" fo:text-align="left"/>
    </style:style>
    <text:list-style style:name="L36">
      <text:list-level-style-bullet text:level="1" text:bullet-char="•">
        <style:list-level-properties text:space-before="18.00pt" text:min-label-width="18.00pt"/>
        <style:text-properties fo:font-family="Symbol"/>
      </text:list-level-style-bullet>
    </text:list-style>
    <style:style style:name="P36" style:family="paragraph">
      <style:paragraph-properties fo:line-height="115.00%" fo:text-align="left"/>
    </style:style>
    <style:style style:name="P37" style:family="paragraph">
      <style:paragraph-properties fo:line-height="100.00%" fo:text-align="left" fo:margin-top="18.00pt" fo:margin-bottom="6.00pt"/>
    </style:style>
    <style:style style:name="P38" style:family="paragraph">
      <style:paragraph-properties fo:line-height="100.00%" fo:text-align="left" fo:margin-top="18.00pt" fo:margin-bottom="10.00pt"/>
    </style:style>
    <text:list-style style:name="L39">
      <text:list-level-style-bullet text:level="1" text:bullet-char="•">
        <style:list-level-properties text:space-before="18.00pt" text:min-label-width="18.00pt"/>
        <style:text-properties fo:font-family="Symbol"/>
      </text:list-level-style-bullet>
    </text:list-style>
    <style:style style:name="P39" style:family="paragraph">
      <style:paragraph-properties fo:line-height="115.00%" fo:text-align="left"/>
    </style:style>
    <style:style style:name="P40" style:family="paragraph">
      <style:paragraph-properties fo:line-height="100.00%" fo:text-align="left" fo:margin-top="18.00pt" fo:margin-bottom="6.00pt"/>
    </style:style>
    <text:list-style style:name="L41">
      <text:list-level-style-bullet text:level="1" text:bullet-char="•">
        <style:list-level-properties text:space-before="18.00pt" text:min-label-width="18.00pt"/>
        <style:text-properties fo:font-family="Symbol"/>
      </text:list-level-style-bullet>
    </text:list-style>
    <style:style style:name="P41" style:family="paragraph">
      <style:paragraph-properties fo:line-height="115.00%" fo:text-align="left"/>
    </style:style>
    <style:style style:name="P42" style:family="paragraph">
      <style:paragraph-properties fo:line-height="100.00%" fo:text-align="left" fo:margin-top="18.00pt" fo:margin-bottom="6.00pt"/>
    </style:style>
    <text:list-style style:name="L43">
      <text:list-level-style-bullet text:level="1" text:bullet-char="•">
        <style:list-level-properties text:space-before="18.00pt" text:min-label-width="18.00pt"/>
        <style:text-properties fo:font-family="Symbol"/>
      </text:list-level-style-bullet>
    </text:list-style>
    <style:style style:name="P43" style:family="paragraph">
      <style:paragraph-properties fo:line-height="100.00%" fo:text-align="left"/>
    </style:style>
    <style:style style:name="P44" style:family="paragraph">
      <style:paragraph-properties fo:line-height="115.00%" fo:text-align="left"/>
    </style:style>
    <style:style style:name="P45" style:family="paragraph">
      <style:paragraph-properties fo:line-height="100.00%" fo:text-align="left" fo:margin-top="18.00pt" fo:margin-bottom="6.00pt"/>
    </style:style>
    <style:style style:name="P46" style:family="paragraph">
      <style:paragraph-properties fo:line-height="100.00%" fo:text-align="left" fo:margin-top="20.00pt" fo:margin-bottom="6.00pt"/>
    </style:style>
    <style:style style:name="P47" style:family="paragraph">
      <style:paragraph-properties fo:line-height="100.00%" fo:text-align="left" fo:margin-top="18.00pt" fo:margin-bottom="6.00pt"/>
    </style:style>
    <style:style style:name="P48" style:family="paragraph">
      <style:paragraph-properties fo:line-height="115.00%" fo:text-align="left"/>
    </style:style>
    <style:style style:name="P49" style:family="paragraph">
      <style:paragraph-properties fo:line-height="100.00%" fo:text-align="left" fo:margin-top="20.00pt" fo:margin-bottom="6.00pt"/>
    </style:style>
    <style:style style:name="P50" style:family="paragraph">
      <style:paragraph-properties fo:line-height="115.00%" fo:text-align="left"/>
    </style:style>
    <style:style style:name="P51" style:family="paragraph">
      <style:paragraph-properties fo:line-height="100.00%" fo:text-align="left" fo:margin-left="2.00pt" fo:text-indent="-2.00pt">
        <style:tab-stops>
          <style:tab-stop style:position="22.75pt"/>
          <style:tab-stop style:position="49342.75pt"/>
          <style:tab-stop style:position="448179.65pt" style:type="right"/>
          <style:tab-stop style:position="1623.60pt"/>
          <style:tab-stop style:position="105.95pt"/>
          <style:tab-stop style:position="49342.75pt"/>
        </style:tab-stops>
      </style:paragraph-properties>
    </style:style>
    <style:style style:name="P52" style:family="paragraph">
      <style:paragraph-properties fo:line-height="115.00%" fo:text-align="left"/>
    </style:style>
    <style:style style:name="P53" style:family="paragraph">
      <style:paragraph-properties fo:line-height="100.00%" fo:text-align="left" fo:margin-left="2.00pt" fo:text-indent="-2.00pt">
        <style:tab-stops>
          <style:tab-stop style:position="22.75pt"/>
          <style:tab-stop style:position="49342.75pt"/>
          <style:tab-stop style:position="448179.65pt" style:type="right"/>
          <style:tab-stop style:position="1623.60pt"/>
          <style:tab-stop style:position="105.95pt"/>
          <style:tab-stop style:position="49342.75pt"/>
        </style:tab-stops>
      </style:paragraph-properties>
    </style:style>
    <style:style style:name="P54" style:family="paragraph">
      <style:paragraph-properties fo:line-height="100.00%" fo:text-align="left" fo:margin-left="2.00pt" fo:text-indent="-2.00pt">
        <style:tab-stops>
          <style:tab-stop style:position="22.75pt"/>
          <style:tab-stop style:position="49342.75pt"/>
          <style:tab-stop style:position="448179.65pt" style:type="right"/>
          <style:tab-stop style:position="23.60pt"/>
          <style:tab-stop style:position="105.95pt"/>
          <style:tab-stop style:position="49342.75pt"/>
        </style:tab-stops>
      </style:paragraph-properties>
    </style:style>
    <style:style style:name="P55" style:family="paragraph">
      <style:paragraph-properties fo:line-height="115.00%" fo:text-align="right"/>
    </style:style>
    <style:style style:name="P56" style:family="paragraph">
      <style:paragraph-properties fo:line-height="115.00%" fo:text-align="left"/>
    </style:style>
    <style:style style:name="P57" style:family="paragraph">
      <style:paragraph-properties fo:line-height="100.00%" fo:text-align="left" fo:margin-left="2.00pt" fo:text-indent="-2.00pt">
        <style:tab-stops>
          <style:tab-stop style:position="22.75pt"/>
          <style:tab-stop style:position="49342.75pt"/>
          <style:tab-stop style:position="448179.65pt" style:type="right"/>
          <style:tab-stop style:position="23.60pt"/>
          <style:tab-stop style:position="105.95pt"/>
          <style:tab-stop style:position="49342.75pt"/>
        </style:tab-stops>
      </style:paragraph-properties>
    </style:style>
    <style:style style:name="P58" style:family="paragraph">
      <style:paragraph-properties fo:line-height="100.00%" fo:text-align="left" fo:margin-left="2.00pt" fo:text-indent="-2.00pt">
        <style:tab-stops>
          <style:tab-stop style:position="22.75pt"/>
          <style:tab-stop style:position="49342.75pt"/>
          <style:tab-stop style:position="448179.65pt" style:type="right"/>
          <style:tab-stop style:position="23.60pt"/>
          <style:tab-stop style:position="105.95pt"/>
          <style:tab-stop style:position="49342.75pt"/>
        </style:tab-stops>
      </style:paragraph-properties>
    </style:style>
    <style:style style:name="P59" style:family="paragraph">
      <style:paragraph-properties fo:line-height="115.00%" fo:text-align="right"/>
    </style:style>
    <style:style style:name="P60" style:family="paragraph">
      <style:paragraph-properties fo:line-height="115.00%" fo:text-align="left"/>
    </style:style>
    <style:style style:name="P61" style:family="paragraph">
      <style:paragraph-properties fo:line-height="100.00%" fo:text-align="left" fo:margin-left="2.00pt" fo:text-indent="-2.00pt">
        <style:tab-stops>
          <style:tab-stop style:position="22.75pt"/>
          <style:tab-stop style:position="49342.75pt"/>
          <style:tab-stop style:position="448179.65pt" style:type="right"/>
          <style:tab-stop style:position="23.60pt"/>
          <style:tab-stop style:position="105.95pt"/>
          <style:tab-stop style:position="49342.75pt"/>
        </style:tab-stops>
      </style:paragraph-properties>
    </style:style>
    <style:style style:name="P62" style:family="paragraph">
      <style:paragraph-properties fo:line-height="115.00%" fo:text-align="left"/>
    </style:style>
    <style:style style:name="P63" style:family="paragraph">
      <style:paragraph-properties fo:line-height="100.00%" fo:text-align="left" fo:margin-top="20.00pt" fo:margin-bottom="6.00pt"/>
    </style:style>
    <style:style style:name="P64" style:family="paragraph">
      <style:paragraph-properties fo:line-height="100.00%" fo:text-align="left" fo:margin-top="18.00pt" fo:margin-bottom="6.00pt"/>
    </style:style>
    <style:style style:name="P65" style:family="paragraph">
      <style:paragraph-properties fo:line-height="115.00%" fo:text-align="left"/>
    </style:style>
    <style:style style:name="TableColumn0100" style:family="table-column">
      <style:table-column-properties style:column-width="0.343750in"/>
    </style:style>
    <style:style style:name="TableColumn0101" style:family="table-column">
      <style:table-column-properties style:column-width="1.499306in"/>
    </style:style>
    <style:style style:name="TableColumn0102" style:family="table-column">
      <style:table-column-properties style:column-width="1.334028in"/>
    </style:style>
    <style:style style:name="TableColumn0103" style:family="table-column">
      <style:table-column-properties style:column-width="1.197917in"/>
    </style:style>
    <style:style style:name="TableColumn0104" style:family="table-column">
      <style:table-column-properties style:column-width="0.604167in"/>
    </style:style>
    <style:style style:name="TableColumn0105" style:family="table-column">
      <style:table-column-properties style:column-width="1.593056in"/>
    </style:style>
    <style:style style:name="Table01" style:family="table">
      <style:table-properties style:width="6.572222in" fo:margin-left="0.000000in" style:writing-mode="lr" table:align="left" style:may-break-between-rows="true"/>
    </style:style>
    <style:style style:name="TableRow0100" style:family="table-row">
      <style:table-row-properties style:min-row-height="0.395833in"/>
    </style:style>
    <style:style style:name="TableCell010000"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001"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002"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003"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004"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005"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Row0101" style:family="table-row">
      <style:table-row-properties style:min-row-height="2.583333in"/>
    </style:style>
    <style:style style:name="TableCell010100"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101"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102"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103"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104"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105"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Row0102" style:family="table-row">
      <style:table-row-properties style:min-row-height="2.781250in"/>
    </style:style>
    <style:style style:name="TableCell010200"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201"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202"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203"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204"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style:style style:name="TableCell010205" style:family="table-cell">
      <style:table-cell-properties fo:border-top="0.010417in solid #cccccc" fo:border-left="0.010417in solid #cccccc" fo:border-right="0.010417in solid #cccccc" fo:border-bottom="0.010417in solid #cccccc" fo:padding-left="0.027778in" fo:padding-right="0.027778in" fo:vertical-align="top" fo:background-color="#ffffff"/>
    </style:style>
  </office:automatic-styles>
  <office:body>
    <office:text>
      <text:p text:style-name="P1"><text:span text:style-name="T1">Rapport d’intervention</text:span></text:p>
      <text:p text:style-name="P2"><text:span text:style-name="T2"/></text:p>
      <text:p text:style-name="P3"><text:span text:style-name="T3">NOM_DU_CLIENT</text:span></text:p>
      <text:p text:style-name="P4"><text:span text:style-name="T4"/></text:p>
      <text:p text:style-name="P5"><text:span text:style-name="T4"/></text:p>
      <text:p text:style-name="P6"><text:a xlink:href="#_n8jvrnml41oj"><text:span text:style-name="T6">I - Comparatif avant et après optimisation</text:span></text:a><text:span text:style-name="T7"><text:tab/>2</text:span></text:p>
      <text:p text:style-name="P7"><text:a xlink:href="#_75j88ale97cb"><text:span text:style-name="T9">II - Détails des optimisations effectuées</text:span></text:a><text:span text:style-name="T10"><text:tab/>2</text:span></text:p>
      <text:p text:style-name="P8"><text:a xlink:href="#_uxfyskso5n4s"><text:span text:style-name="T12">1 - Les images</text:span></text:a><text:span text:style-name="T13"><text:tab/>2</text:span></text:p>
      <text:p text:style-name="P8"><text:a xlink:href="#_xkbpxkl6umhk"><text:span text:style-name="T15">2 - …</text:span></text:a><text:span text:style-name="T16"><text:tab/>2</text:span></text:p>
      <text:p text:style-name="P9"><text:a xlink:href="#_r7gkf09frlj5"><text:span text:style-name="T18">III - Accessibilité du site</text:span></text:a><text:span text:style-name="T19"><text:tab/>2</text:span></text:p>
      <text:p text:style-name="P9"><text:a xlink:href="#_s89pup9bbtic"><text:span text:style-name="T21">IV - Détails de réalisation</text:span></text:a><text:span text:style-name="T22"><text:s/></text:span><text:a xlink:href="#_s89pup9bbtic"><text:span text:style-name="T24">HYPERLINK "#_s89pup9bbtic"</text:span></text:a><text:span text:style-name="T25"><text:s/></text:span><text:a xlink:href="#_s89pup9bbtic"><text:span text:style-name="T27">HYPERLINK "#_s89pup9bbtic"</text:span></text:a><text:span text:style-name="T28"><text:s/></text:span><text:a xlink:href="#_s89pup9bbtic"><text:span text:style-name="T30">HYPERLINK "#_s89pup9bbtic"</text:span><text:span text:style-name="T31"><text:s/>HYPERLINK "#_s89pup9bbtic"</text:span><text:span text:style-name="T32">s</text:span></text:a><text:span text:style-name="T33"><text:s/></text:span><text:a xlink:href="#_s89pup9bbtic"><text:span text:style-name="T35">HYPERLINK "#_s89pup9bbtic"</text:span></text:a><text:span text:style-name="T36"><text:s/></text:span><text:a xlink:href="#_s89pup9bbtic"><text:span text:style-name="T38">additionnelles à la demande du client</text:span></text:a><text:span text:style-name="T39"><text:tab/>2</text:span></text:p>
      <text:p text:style-name="P10"><text:a xlink:href="#_gt5hgt2h0fn6"><text:span text:style-name="T41">1 - …</text:span></text:a><text:span text:style-name="T42"><text:tab/>2</text:span></text:p>
      <text:p text:style-name="P11"><text:a xlink:href="#_w04kirgfeg7j"><text:span text:style-name="T44">Annexe</text:span></text:a><text:span text:style-name="T45"><text:tab/>3</text:span></text:p>
      <text:p text:style-name="P12"><text:a xlink:href="#_3m019n8dyixe"><text:span text:style-name="T47">Rapport complet de l’audit Lighthouse</text:span></text:a><text:span text:style-name="T48"><text:tab/>3</text:span></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3"><text:span text:style-name="T49"/></text:p>
      <text:p text:style-name="P14"><text:span text:style-name="T50">I - Score Lighthouse</text:span></text:p>
      <text:p text:style-name="P15"><text:span text:style-name="T51">Score Lighthouse avant optimisation</text:span></text:p>
      <text:p text:style-name="P16"><draw:frame text:anchor-type="as-char" svg:width="120.39mm" svg:height="29.37mm" style:rel-width="scale" style:rel-height="scale"><draw:object-ole xlink:href="OleObj1"/><draw:image xlink:href="ObjectReplacements/OleObj1"/></draw:frame><text:span text:style-name="T52"/></text:p>
      <text:p text:style-name="P16"><text:span text:style-name="T52"/></text:p>
      <text:p text:style-name="P16"><text:span text:style-name="T52"/></text:p>
      <text:p text:style-name="P17"><text:span text:style-name="T52"/></text:p>
      <text:p text:style-name="P18"><text:span text:style-name="T53">Score Lighthouse après optimisation</text:span></text:p>
      <text:p text:style-name="P19"><draw:frame text:anchor-type="as-char" svg:width="121.44mm" svg:height="29.63mm" style:rel-width="scale" style:rel-height="scale"><draw:object-ole xlink:href="OleObj2"/><draw:image xlink:href="ObjectReplacements/OleObj2"/></draw:frame><text:span text:style-name="T54"/></text:p>
      <text:p text:style-name="P19"><text:span text:style-name="T54"/></text:p>
      <text:p text:style-name="P20"><text:span text:style-name="T54"/></text:p>
      <text:p text:style-name="P21"><text:span text:style-name="T55">II - Détails des optimisations et interventions effectuées</text:span></text:p>
      <text:p text:style-name="P22"><text:span text:style-name="T56">1 - Les images</text:span></text:p>
      <text:p text:style-name="P23"><text:span text:style-name="T57">Le projet comporte originellement<text:s/></text:span><text:span text:style-name="T58">15</text:span><text:span text:style-name="T59"><text:s/>images</text:span><text:span text:style-name="T60"><text:s/>pour un poids total de<text:s/></text:span><text:span text:style-name="T61">29.4<text:s/></text:span><text:span text:style-name="T62">MB</text:span><text:span text:style-name="T63">. Nous avons effectué les modifications suivantes aux images :</text:span></text:p>
      <text:list text:style-name="L24">
        <text:list-item>
          <text:p text:style-name="P24"><text:span text:style-name="T64">Changement du format ".png" en format ".WebP"</text:span></text:p>
        </text:list-item>
        <text:list-item>
          <text:p text:style-name="P24"><text:span text:style-name="T64">Dimension des images réduites au maximum pour garder le même affichage des images dans le DOM ( Document Object Model )</text:span></text:p>
        </text:list-item>
        <text:list-item>
          <text:p text:style-name="P24"><text:span text:style-name="T64">Qualité des images réduites à 80% pour une meilleur perfomance</text:span></text:p>
        </text:list-item>
        <text:list-item>
          <text:p text:style-name="P24"><text:span text:style-name="T64">DPI ( Dots Per Inch ) --&gt; 72 </text:span></text:p>
        </text:list-item>
      </text:list>
      <text:p text:style-name="P25"><text:span text:style-name="T65">Après les modifications, le poids total des images est de<text:s/></text:span><text:span text:style-name="T66">0.668<text:s/></text:span><text:span text:style-name="T67">MB</text:span><text:span text:style-name="T68">, soit un gain de<text:s/></text:span><text:span text:style-name="T69">98 </text:span><text:span text:style-name="T70">%.</text:span></text:p>
      <text:p text:style-name="P26"><text:span text:style-name="T71">2 - Ressources bloquant le rendu : </text:span></text:p>
      <text:p text:style-name="P27"><text:span text:style-name="T72">Le projet posséde deux balises script qui sont diffusés en même temps que le chargement du DOM. Nous avons effectué la modification suivantes sur les balises :</text:span></text:p>
      <text:p text:style-name="P27"><text:span text:style-name="T73"/></text:p>
      <text:list text:style-name="L28">
        <text:list-item>
          <text:p text:style-name="P28"><text:span text:style-name="T74">&lt;script src="./assets/maugallery.js" defer&gt;&lt;/script&gt;</text:span></text:p>
        </text:list-item>
        <text:list-item>
          <text:p text:style-name="P28"><text:span text:style-name="T74">&lt;script src="./assets/scripts.js" defer&gt;&lt;/script&gt;</text:span></text:p>
        </text:list-item>
      </text:list>
      <text:p text:style-name="P29"><text:span text:style-name="T75"/></text:p>
      <text:p text:style-name="P30"><text:span text:style-name="T76">III - Accessibilité du site</text:span></text:p>
      <text:p text:style-name="P31"><text:span text:style-name="T77">Accessibilité avant optimisation </text:span></text:p>
      <text:p text:style-name="P32"><draw:frame text:anchor-type="as-char" svg:width="99.75mm" svg:height="165.89mm" style:rel-width="scale" style:rel-height="scale"><draw:object-ole xlink:href="OleObj3"/><draw:image xlink:href="ObjectReplacements/OleObj3"/></draw:frame><text:span text:style-name="T78"/></text:p>
      <text:p text:style-name="P33"><text:span text:style-name="T78"/></text:p>
      <text:p text:style-name="P33"><text:span text:style-name="T78"/></text:p>
      <text:p text:style-name="P34"><text:span text:style-name="T79">Accessibilité après optimisation</text:span></text:p>
      <text:p text:style-name="P34"><draw:frame text:anchor-type="as-char" svg:width="109.01mm" svg:height="179.39mm" style:rel-width="scale" style:rel-height="scale"><draw:object-ole xlink:href="OleObj4"/><draw:image xlink:href="ObjectReplacements/OleObj4"/></draw:frame><text:span text:style-name="T80"/></text:p>
      <text:p text:style-name="P34"><text:span text:style-name="T80"/></text:p>
      <text:p text:style-name="P34"><text:span text:style-name="T80"/></text:p>
      <text:p text:style-name="P34"><text:span text:style-name="T81">Modifications effectuées</text:span></text:p>
      <text:p text:style-name="P34"><text:span text:style-name="T81">1 - Les images / texte alternatif</text:span></text:p>
      <text:p text:style-name="P35"><text:span text:style-name="T82">Le projet comporte originellement des images<text:s/></text:span><text:span text:style-name="T83">sans l'attribut "alt" ( texte alternatif )</text:span><text:span text:style-name="T84"><text:s/>ce qui provoque une exclusion des utilisateurs en situation de handicap visuel, rend les images incompréhensibles pour les lecteurs d'écran, nuit à la conformité avec les normes d'accessibilité (WCAG), et limite le référencement SEO des images. Nous avons effectué les ajouts d'un attribut "alt" sur chaque images : </text:span></text:p>
      <text:list text:style-name="L36">
        <text:list-item>
          <text:p text:style-name="P36"><text:span text:style-name="T85">Image slider : "Photo de Ryoji Iwata"; "Photo de Nicholas Green"; "Photo d'Edward Cisneros".</text:span></text:p>
        </text:list-item>
        <text:list-item>
          <text:p text:style-name="P36"><text:span text:style-name="T85">Image index : "logo Instagram"; "Portrait de Nina Carducci"; "Illustration d'un appareil photo".</text:span></text:p>
        </text:list-item>
        <text:list-item>
          <text:p text:style-name="P36"><text:span text:style-name="T85">image gallery : "Photo du concert de Aaron Paul"; "Portrait professionnel d'Ali Morshedlou"; "Réunion d'entreprise de Jason Goodman"; "Photo du mariage d'Hannah Busing"; "Portrait d'Ade Tunji"; "Photo du mariage de Jakob Owens"; "Portraits de Nino Van Prattenburg"; "Photo du concert d'Austin Neill"; "Photo entreprise de Mateus Campos Felipe".</text:span></text:p>
        </text:list-item>
      </text:list>
      <text:p text:style-name="P37"><text:span text:style-name="T86">2 - Les élements html / head</text:span></text:p>
      <text:p text:style-name="P38"><text:span text:style-name="T87">Le projet ne comporte originellement pas de titre ( balise &lt;title&gt; )<text:s/></text:span><text:span text:style-name="T88">ni d'attribut lang ( ici "fr" ). Nous avons effectué l'ajout d'un titre : </text:span></text:p>
      <text:list text:style-name="L39">
        <text:list-item>
          <text:p text:style-name="P39"><text:span text:style-name="T89">&lt;title&gt;Nina Carducci - Photographe Professionnelle - Portfolio&lt;/title&gt;</text:span></text:p>
        </text:list-item>
        <text:list-item>
          <text:p text:style-name="P39"><text:span text:style-name="T89">&lt;html lang="fr"&gt;</text:span></text:p>
        </text:list-item>
      </text:list>
      <text:p text:style-name="P40"><text:span text:style-name="T90">3 - Le formulaire de contact</text:span></text:p>
      <text:p text:style-name="P40"><text:span text:style-name="T91">Le projet comporte originellement un "input#nom"; "input#email"; "textarea#message" et des "labels" ( libellés ) mais<text:s/></text:span><text:span text:style-name="T92">ces derniers ne sont pas associés</text:span><text:span text:style-name="T93">. Nous avons effectué l'association des "labels" à leur input/textarea correspondant : </text:span></text:p>
      <text:list text:style-name="L41">
        <text:list-item>
          <text:p text:style-name="P41"><text:span text:style-name="T94">&lt;label for="nom"&gt;Nom&lt;/label&gt;</text:span></text:p>
        </text:list-item>
        <text:list-item>
          <text:p text:style-name="P41"><text:span text:style-name="T94">&lt;label for="email"&gt;Email&lt;/label&gt;</text:span></text:p>
        </text:list-item>
        <text:list-item>
          <text:p text:style-name="P41"><text:span text:style-name="T94">&lt;label for="message"&gt;Message&lt;/label&gt;</text:span></text:p>
        </text:list-item>
      </text:list>
      <text:p text:style-name="P42"><text:span text:style-name="T95">4 - La sémentique du HTML / modification dans le CSS</text:span></text:p>
      <text:p text:style-name="P42"><text:span text:style-name="T96">Le projet comporte originellement<text:s/></text:span><text:span text:style-name="T97">une sémentique dans le html qui n'est pas classé séquentiellement</text:span><text:span text:style-name="T98">, ce qui entraîne une structure désorganisée, impactant négativement la lisibilité du code, l'accessibilité pour les utilisateurs, notamment ceux utilisant des lecteurs d'écran, ainsi que le référencement SEO, voici la structure au début :</text:span></text:p>
      <text:p text:style-name="P42"><draw:frame text:anchor-type="as-char" svg:width="69.59mm" svg:height="187.06mm" style:rel-width="scale" style:rel-height="scale"><draw:object-ole xlink:href="OleObj5"/><draw:image xlink:href="ObjectReplacements/OleObj5"/></draw:frame><text:span text:style-name="T99"/></text:p>
      <text:p text:style-name="P42"><text:span text:style-name="T100">Nous avons effectué les modifications suivantes </text:span></text:p>
      <text:list text:style-name="L43">
        <text:list-item>
          <text:p text:style-name="P43"><text:span text:style-name="T101">Des "sections" ont été ajouté à la place de certaines "div"</text:span></text:p>
        </text:list-item>
        <text:list-item>
          <text:p text:style-name="P43"><text:span text:style-name="T101">Il n'y a plus qu'un h1 ( titre principale )</text:span></text:p>
        </text:list-item>
        <text:list-item>
          <text:p text:style-name="P43"><text:span text:style-name="T101">Le "h6" a été remplacé par un "h3"</text:span></text:p>
        </text:list-item>
        <text:list-item>
          <text:p text:style-name="P43"><text:span text:style-name="T101">La police d'écriture à été revu dans le CSS pour le titre h6 --&gt; h3<text:s text:c="2"/>en 16px ( "Devenir photographe était pour moi ...")</text:span></text:p>
        </text:list-item>
        <text:list-item>
          <text:p text:style-name="P43"><text:span text:style-name="T101">La police d'écriture à été revu dans le CSS pour le titre h1 --&gt; h3 en 30px ( "Un portrait n'est pas une ressemblance. ..." " De manière inconsciente ..." )</text:span></text:p>
        </text:list-item>
        <text:list-item>
          <text:p text:style-name="P43"><text:span text:style-name="T101">La police d'écriture à été revu dans le CSS pour le titre h3 --&gt; h2 en 32px</text:span></text:p>
        </text:list-item>
        <text:list-item>
          <text:p text:style-name="P43"><text:span text:style-name="T101">Voici les élements après modification<text:s/></text:span><draw:frame text:anchor-type="as-char" svg:width="71.97mm" svg:height="181.24mm" style:rel-width="scale" style:rel-height="scale"><draw:object-ole xlink:href="OleObj6"/><draw:image xlink:href="ObjectReplacements/OleObj6"/></draw:frame><text:span text:style-name="T101"/></text:p>
        </text:list-item>
      </text:list>
      <text:p text:style-name="P44"><text:span text:style-name="T102"/></text:p>
      <text:p text:style-name="P45"><text:span text:style-name="T102"/></text:p>
      <text:p text:style-name="P46"><text:span text:style-name="T103">IV - Détails de réalisations additionnelles à la demande du client</text:span></text:p>
      <text:p text:style-name="P47"><text:span text:style-name="T104">1 - Demande 1</text:span></text:p>
      <text:p text:style-name="P47"><text:span text:style-name="T105">La navigation dans la modale de la galerie entre images précédente et suivante ne fonctionne pas.</text:span></text:p>
      <text:p text:style-name="P47"><text:span text:style-name="T106">2 - Demande 2</text:span></text:p>
      <text:p text:style-name="P47"><text:span text:style-name="T107">Lorsque l'on change de filtre pour afficher les images, on ne voit pas quelle catégorie est sélectionnée. Normalement, la catégorie sélectionnée devrait avoir la couleur dorée en fond, comme pour le filtre par défaut "tous".</text:span></text:p>
      <text:p text:style-name="P48"><text:span text:style-name="T108"/></text:p>
      <text:p text:style-name="P49"><text:span text:style-name="T109">V - Cahier de recette</text:span></text:p>
      <text:p text:style-name="P50"><text:span text:style-name="T110">Détail des fonctionnalités débuggées et de leur statut :</text:span></text:p>
      <text:p text:style-name="P50"><text:span text:style-name="T111"/></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row table:style-name="TableRow0100">
          <table:table-cell table:style-name="TableCell010000">
            <text:p text:style-name="P52"><text:span text:style-name="T112">ID</text:span><text:span text:style-name="T113"/></text:p>
          </table:table-cell>
          <table:table-cell table:style-name="TableCell010001">
            <text:p text:style-name="P52"><text:span text:style-name="T114">Action</text:span><text:span text:style-name="T115"/></text:p>
          </table:table-cell>
          <table:table-cell table:style-name="TableCell010002">
            <text:p text:style-name="P52"><text:span text:style-name="T116">Résultat initial</text:span><text:span text:style-name="T117"/></text:p>
          </table:table-cell>
          <table:table-cell table:style-name="TableCell010003">
            <text:p text:style-name="P52"><text:span text:style-name="T118">Résultat attendu</text:span><text:span text:style-name="T119"/></text:p>
          </table:table-cell>
          <table:table-cell table:style-name="TableCell010004">
            <text:p text:style-name="P52"><text:span text:style-name="T120">Statut</text:span><text:span text:style-name="T121"/></text:p>
          </table:table-cell>
          <table:table-cell table:style-name="TableCell010005">
            <text:p text:style-name="P52"><text:span text:style-name="T122">Remarques et commentaires</text:span><text:span text:style-name="T123"/></text:p>
          </table:table-cell>
        </table:table-row>
        <table:table-row table:style-name="TableRow0101">
          <table:table-cell table:style-name="TableCell010100">
            <text:p text:style-name="P55"><text:span text:style-name="T124">1</text:span><text:span text:style-name="T125"/></text:p>
          </table:table-cell>
          <table:table-cell table:style-name="TableCell010101">
            <text:p text:style-name="P56"><text:span text:style-name="T126">Tester la navigation entre images dans la modale grâce aux boutons "précédent" et "suivant".</text:span><text:span text:style-name="T127"/></text:p>
          </table:table-cell>
          <table:table-cell table:style-name="TableCell010102">
            <text:p text:style-name="P56"><text:span text:style-name="T128">Aucun changement, les boutons ne fonctionnent pas.</text:span><text:span text:style-name="T129"/></text:p>
          </table:table-cell>
          <table:table-cell table:style-name="TableCell010103">
            <text:p text:style-name="P56"><text:span text:style-name="T130">Les boutons "précédent" et "suivant" permettent de naviguer entre les images.</text:span><text:span text:style-name="T131"/></text:p>
          </table:table-cell>
          <table:table-cell table:style-name="TableCell010104">
            <text:p text:style-name="P56"><text:span text:style-name="T132">Résolu</text:span><text:span text:style-name="T133"/></text:p>
          </table:table-cell>
          <table:table-cell table:style-name="TableCell010105">
            <text:p text:style-name="P56"><text:span text:style-name="T134">La navigation a été corrigée :</text:span></text:p>
            <text:p text:style-name="P56"><text:span text:style-name="T134">- nextImage : L'index avance et sélectionne l'image suivante.</text:span></text:p>
            <text:p text:style-name="P56"><text:span text:style-name="T134">- prevImage : L'index recule et sélectionne l'image précédente. Vérifie que les boutons mettent bien à jour l'image affichée.</text:span><text:span text:style-name="T135"/></text:p>
          </table:table-cell>
        </table:table-row>
        <table:table-row table:style-name="TableRow0102">
          <table:table-cell table:style-name="TableCell010200">
            <text:p text:style-name="P59"><text:span text:style-name="T136">2</text:span><text:span text:style-name="T137"/></text:p>
          </table:table-cell>
          <table:table-cell table:style-name="TableCell010201">
            <text:p text:style-name="P60"><text:span text:style-name="T138">Tester le changement de filtre pour afficher les images.</text:span><text:span text:style-name="T139"/></text:p>
          </table:table-cell>
          <table:table-cell table:style-name="TableCell010202">
            <text:p text:style-name="P60"><text:span text:style-name="T140">Le fond doré ne s'affiche pas pour le filtre sélectionné.</text:span><text:span text:style-name="T141"/></text:p>
          </table:table-cell>
          <table:table-cell table:style-name="TableCell010203">
            <text:p text:style-name="P60"><text:span text:style-name="T142">Le filtre sélectionné doit avoir un fond doré, comme le filtre "tous" par défaut.</text:span><text:span text:style-name="T143"/></text:p>
          </table:table-cell>
          <table:table-cell table:style-name="TableCell010204">
            <text:p text:style-name="P60"><text:span text:style-name="T144">Résolu</text:span><text:span text:style-name="T145"/></text:p>
          </table:table-cell>
          <table:table-cell table:style-name="TableCell010205">
            <text:p text:style-name="P60"><text:span text:style-name="T146">La gestion des filtres a été ajustée :</text:span></text:p>
            <text:p text:style-name="P60"><text:span text:style-name="T146">- Suppression de la classe active par défaut dans showItemTags().</text:span></text:p>
            <text:p text:style-name="P60"><text:span text:style-name="T146">- Dans filterByTag() : La classe active-tag est retirée des autres tags et ajoutée au tag sélectionné. Vérifie que le style actif s'applique correctement.</text:span><text:span text:style-name="T147"/></text:p>
          </table:table-cell>
        </table:table-row>
      </table:table>
      <text:p text:style-name="P62"><text:span text:style-name="T147"/></text:p>
      <text:p text:style-name="P63"><text:span text:style-name="T148">Annexe</text:span></text:p>
      <text:p text:style-name="P64"><text:span text:style-name="T149">Rapport complet de l’audit Lighthouse</text:span></text:p>
      <text:p text:style-name="P65"><text:span text:style-name="T150"/></text:p>
      <text:p text:style-name="P65"><text:span text:style-name="T150"/></text:p>
      <text:p text:style-name="P65"><text:span text:style-name="T15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